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table:number-columns-repeated="9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97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7T16:38:33.953957638</dc:date>
    <meta:editing-duration>P31DT6H3M3S</meta:editing-duration>
    <meta:editing-cycles>76</meta:editing-cycles>
    <meta:generator>LibreOffice/5.1.6.2$Linux_X86_64 LibreOffice_project/10m0$Build-2</meta:generator>
    <meta:document-statistic meta:table-count="1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268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